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ommendations_5f_on_5f_due_5f_diligence_5f_OECD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ommendations_on_due_diligence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4" calcext:value-type="float">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ommendations_5f_on_5f_due_5f_diligence_5f_OECD_5f_2013.csv" style:display-name="PageStyle_D_Compliance_with_OECD-FATF_recommendations_on_due_diligenc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